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 style:list-style-name="L1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6/16: <text:span text:style-name="T1">3 miles</text:span></text:p>
      <text:p text:style-name="P1">I ran 2 miles on hilly roads in 19:24. <text:s/>Later I walked and ran a mile.</text:p>
      <text:p text:style-name="P1"/>
      <text:p text:style-name="P1">Sun 7/17/16: <text:span text:style-name="T1">14.5 miles</text:span></text:p>
      <text:p text:style-name="P1">I ran the Presque Isle half marathon. <text:s/>I warmed up at various paces for about 1mile. </text:p>
      <text:p text:style-name="P1">My GPS said the course was 13.17 miles and my time was 1:48:39 or 8:15/mi. <text:s/></text:p>
      <text:p text:style-name="P1">I jogged about 0.3 miles after the run.</text:p>
      <text:p text:style-name="P1"/>
      <text:p text:style-name="P1">Mon 7/18/16: <text:span text:style-name="T1">2 miles</text:span></text:p>
      <text:p text:style-name="P1">I ran 2 miles on hilly roads in 20 minutes.</text:p>
      <text:p text:style-name="P1"/>
      <text:p text:style-name="P1">Tues 7/19/16: <text:span text:style-name="T1">5 miles</text:span></text:p>
      <text:p text:style-name="P1">I walked and ran 5 miles on hilly roads, grass and trails and averaged 11:40/mile. <text:s text:c="10"/></text:p>
      <text:p text:style-name="P1">I walked 0.2 miles and ran 0.3 miles during each half mile.<text:span text:style-name="T1"> </text:span></text:p>
      <text:p text:style-name="P2"/>
      <text:p text:style-name="P1">Wed 7/20/16: <text:span text:style-name="T1">6 miles</text:span> </text:p>
      <text:p text:style-name="P1">I ran 6 miles on hilly roads. This was a good run and I feel recovered from the half marathon on Sunday. <text:s/>Time: 55:19. Total ascent on the run was 740 feet. </text:p>
      <text:p text:style-name="P1">Average pace was 9:12/mi.</text:p>
      <text:p text:style-name="P1">Splits:</text:p>
      <text:list xml:id="list8764693724541683866" text:style-name="L1">
        <text:list-item>
          <text:p text:style-name="P4">10:09 <text:s/>uphill</text:p>
        </text:list-item>
        <text:list-item>
          <text:p text:style-name="P4"><text:s text:c="2"/>8:49 <text:s/>downhill</text:p>
        </text:list-item>
        <text:list-item>
          <text:p text:style-name="P4"><text:s text:c="2"/>8:05 <text:s/>downhill</text:p>
        </text:list-item>
        <text:list-item>
          <text:p text:style-name="P4">10:37 <text:s/>uphill</text:p>
        </text:list-item>
        <text:list-item>
          <text:p text:style-name="P4"><text:s text:c="2"/>9:48 <text:s/>uphill</text:p>
        </text:list-item>
        <text:list-item>
          <text:p text:style-name="P4"><text:s text:c="2"/>7:49 <text:s/>downhill</text:p>
        </text:list-item>
      </text:list>
      <text:p text:style-name="P1"/>
      <text:p text:style-name="P1">Thur 7/21/16: <text:span text:style-name="T1">4 miles</text:span></text:p>
      <text:p text:style-name="P1">I walked and ran 4 miles on hilly roads and grass averaging 11:32/mile. </text:p>
      <text:p text:style-name="P1">I walked 0.15 miles and ran 0.35 miles during each half mile.<text:span text:style-name="T1"> </text:span></text:p>
      <text:p text:style-name="P1"/>
      <text:p text:style-name="P1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7-21T10:59:19.03</dc:date>
    <dc:creator>James Lombardi</dc:creator>
    <meta:editing-duration>PT11H57M57S</meta:editing-duration>
    <meta:editing-cycles>88</meta:editing-cycles>
    <meta:document-statistic meta:table-count="0" meta:image-count="0" meta:object-count="0" meta:page-count="1" meta:paragraph-count="25" meta:word-count="196" meta:character-count="1016"/>
  </office:meta>
</office:document-meta>
</file>